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B000000C6ED4DB7FC5EF51DE0.png" manifest:media-type="image/png"/>
  <manifest:file-entry manifest:full-path="Pictures/10000201000003E600000099548710A9A5393150.png" manifest:media-type="image/png"/>
  <manifest:file-entry manifest:full-path="Pictures/1000020100000223000000C00F6389F68B7D21CB.png" manifest:media-type="image/png"/>
  <manifest:file-entry manifest:full-path="Pictures/10000201000003F6000000D18416436960BEBCAC.png" manifest:media-type="image/png"/>
  <manifest:file-entry manifest:full-path="Pictures/100002010000024D000000D7D049464C1C8301BA.png" manifest:media-type="image/png"/>
  <manifest:file-entry manifest:full-path="Pictures/10000201000004100000010A6156741E203AEE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512cm" svg:height="7.036cm" svg:x="0.174cm" svg:y="1.778cm">
          <draw:image xlink:href="Pictures/10000201000004100000010A6156741E203AEE3C.png" xlink:type="simple" xlink:show="embed" xlink:actuate="onLoad" loext:mime-type="image/png">
            <text:p/>
          </draw:image>
        </draw:frame>
        <draw:frame draw:style-name="gr1" draw:text-style-name="P1" draw:layer="layout" svg:width="8.098cm" svg:height="3.048cm" svg:x="0.284cm" svg:y="6.858cm">
          <draw:image xlink:href="Pictures/100002010000024D000000D7D049464C1C8301B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6.824cm" svg:height="5.528cm" svg:x="0.508cm" svg:y="1.27cm">
          <draw:image xlink:href="Pictures/10000201000003F6000000D18416436960BEBCAC.png" xlink:type="simple" xlink:show="embed" xlink:actuate="onLoad" loext:mime-type="image/png">
            <text:p/>
          </draw:image>
        </draw:frame>
        <draw:frame draw:style-name="gr1" draw:text-style-name="P1" draw:layer="layout" svg:width="8.208cm" svg:height="2.88cm" svg:x="0.682cm" svg:y="4.74cm">
          <draw:image xlink:href="Pictures/1000020100000223000000C00F6389F68B7D21C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6.401cm" svg:height="4.046cm" svg:x="1.27cm" svg:y="1.034cm">
          <draw:image xlink:href="Pictures/10000201000003E600000099548710A9A5393150.png" xlink:type="simple" xlink:show="embed" xlink:actuate="onLoad" loext:mime-type="image/png">
            <text:p/>
          </draw:image>
        </draw:frame>
        <draw:frame draw:style-name="gr1" draw:text-style-name="P1" draw:layer="layout" svg:width="7.874cm" svg:height="2.892cm" svg:x="1.37cm" svg:y="3.048cm">
          <draw:image xlink:href="Pictures/100002010000021B000000C6ED4DB7FC5EF51D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8.034cm" svg:height="4.617cm" svg:x="3.556cm" svg:y="0.762cm">
          <draw:image xlink:href="Pictures/10000201000004100000010A6156741E203AEE3C.png" xlink:type="simple" xlink:show="embed" xlink:actuate="onLoad" loext:mime-type="image/png">
            <text:p/>
          </draw:image>
        </draw:frame>
        <draw:frame draw:style-name="gr1" draw:text-style-name="P1" draw:layer="layout" svg:width="5.982cm" svg:height="2.254cm" svg:x="3.528cm" svg:y="3.996cm">
          <draw:image xlink:href="Pictures/100002010000024D000000D7D049464C1C8301BA.png" xlink:type="simple" xlink:show="embed" xlink:actuate="onLoad" loext:mime-type="image/png">
            <text:p/>
          </draw:image>
        </draw:frame>
        <draw:frame draw:style-name="gr1" draw:text-style-name="P1" draw:layer="layout" svg:width="17.962cm" svg:height="3.81cm" svg:x="3.628cm" svg:y="6.096cm">
          <draw:image xlink:href="Pictures/10000201000003F6000000D18416436960BEBCAC.png" xlink:type="simple" xlink:show="embed" xlink:actuate="onLoad" loext:mime-type="image/png">
            <text:p/>
          </draw:image>
        </draw:frame>
        <draw:frame draw:style-name="gr1" draw:text-style-name="P1" draw:layer="layout" svg:width="5.499cm" svg:height="2.075cm" svg:x="3.645cm" svg:y="8.594cm">
          <draw:image xlink:href="Pictures/1000020100000223000000C00F6389F68B7D21CB.png" xlink:type="simple" xlink:show="embed" xlink:actuate="onLoad" loext:mime-type="image/png">
            <text:p/>
          </draw:image>
        </draw:frame>
        <draw:frame draw:style-name="gr1" draw:text-style-name="P1" draw:layer="layout" svg:width="18.288cm" svg:height="2.933cm" svg:x="3.556cm" svg:y="10.968cm">
          <draw:image xlink:href="Pictures/10000201000003E600000099548710A9A5393150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2.05cm" svg:x="3.825cm" svg:y="12.428cm">
          <draw:image xlink:href="Pictures/100002010000021B000000C6ED4DB7FC5EF51D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8T15:27:36.002690753</meta:creation-date>
    <dc:date>2024-09-18T15:55:37.071490032</dc:date>
    <meta:editing-duration>PT7M40S</meta:editing-duration>
    <meta:editing-cycles>1</meta:editing-cycles>
    <meta:document-statistic meta:object-count="41"/>
    <meta:generator>LibreOffice/6.4.7.2$Linux_X86_64 LibreOffice_project/40$Build-2</meta:generator>
  </office:meta>
</office:document-meta>
</file>